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egoe UI" svg:font-family="'Segoe U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11b17f"/>
    </style:style>
    <style:style style:name="P2" style:family="paragraph" style:parent-style-name="Standard">
      <style:paragraph-properties fo:text-align="justify" style:justify-single-word="false"/>
      <style:text-properties fo:color="#000000" style:font-name="Liberation Sans1" fo:font-size="11pt" officeooo:paragraph-rsid="0011b17f" style:font-size-asian="11pt" style:font-name-complex="Liberation Sans1" style:font-size-complex="11pt"/>
    </style:style>
    <style:style style:name="P3" style:family="paragraph" style:parent-style-name="Standard">
      <style:text-properties fo:color="#000000" style:font-name="Liberation Sans1" fo:font-size="11pt" officeooo:rsid="00121483" officeooo:paragraph-rsid="00121483" style:font-size-asian="11pt" style:font-name-complex="Liberation Sans1" style:font-size-complex="11pt"/>
    </style:style>
    <style:style style:name="P4" style:family="paragraph" style:parent-style-name="Standard">
      <style:text-properties fo:color="#000000" style:font-name="Liberation Sans1" fo:font-size="11pt" officeooo:rsid="00135442" officeooo:paragraph-rsid="00135442" style:font-size-asian="11pt" style:font-name-complex="Liberation Sans1" style:font-size-complex="11pt"/>
    </style:style>
    <style:style style:name="P5" style:family="paragraph" style:parent-style-name="Standard">
      <style:paragraph-properties fo:text-align="start" style:justify-single-word="false"/>
      <style:text-properties fo:color="#000000" style:font-name="Liberation Sans1" fo:font-size="11pt" officeooo:rsid="00135442" officeooo:paragraph-rsid="0013f95b" style:font-size-asian="11pt" style:font-name-complex="Liberation Sans1" style:font-size-complex="11pt"/>
    </style:style>
    <style:style style:name="P6" style:family="paragraph" style:parent-style-name="Standard">
      <style:paragraph-properties fo:text-align="start" style:justify-single-word="false"/>
      <style:text-properties fo:color="#000000" style:font-name="Liberation Sans1" fo:font-size="11pt" officeooo:rsid="0013f95b" officeooo:paragraph-rsid="0014c589" style:font-size-asian="11pt" style:font-name-complex="Liberation Sans1" style:font-size-complex="11pt"/>
    </style:style>
    <style:style style:name="P7" style:family="paragraph" style:parent-style-name="Standard">
      <style:paragraph-properties fo:text-align="start" style:justify-single-word="false"/>
      <style:text-properties fo:color="#000000" style:font-name="Liberation Sans1" fo:font-size="11pt" officeooo:rsid="00160fb3" officeooo:paragraph-rsid="0017c8e2" style:font-size-asian="11pt" style:font-name-complex="Liberation Sans1" style:font-size-complex="11pt"/>
    </style:style>
    <style:style style:name="P8" style:family="paragraph" style:parent-style-name="Standard">
      <style:paragraph-properties fo:text-align="start" style:justify-single-word="false"/>
      <style:text-properties fo:color="#000000" style:font-name="Liberation Sans1" fo:font-size="11pt" officeooo:rsid="0017c8e2" officeooo:paragraph-rsid="0017c8e2" style:font-size-asian="11pt" style:font-name-complex="Liberation Sans1" style:font-size-complex="11pt"/>
    </style:style>
    <style:style style:name="P9" style:family="paragraph" style:parent-style-name="Standard">
      <style:paragraph-properties fo:text-align="start" style:justify-single-word="false"/>
      <style:text-properties fo:color="#000000" style:font-name="Liberation Sans1" fo:font-size="11pt" officeooo:rsid="0017c8e2" officeooo:paragraph-rsid="0018f175" style:font-size-asian="11pt" style:font-name-complex="Liberation Sans1" style:font-size-complex="11pt"/>
    </style:style>
    <style:style style:name="P10" style:family="paragraph" style:parent-style-name="Standard">
      <style:paragraph-properties fo:text-align="start" style:justify-single-word="false"/>
      <style:text-properties fo:color="#000000" style:font-name="Liberation Sans1" fo:font-size="11pt" officeooo:rsid="0018f175" officeooo:paragraph-rsid="0018f175" style:font-size-asian="11pt" style:font-name-complex="Liberation Sans1" style:font-size-complex="11pt"/>
    </style:style>
    <style:style style:name="P11" style:family="paragraph" style:parent-style-name="Standard">
      <style:text-properties fo:color="#000000" style:font-name="Liberation Sans1" fo:font-size="11pt" fo:font-weight="bold" officeooo:paragraph-rsid="0011b17f" style:font-size-asian="11pt" style:font-weight-asian="bold" style:font-name-complex="Liberation Sans1" style:font-size-complex="11pt" style:font-weight-complex="bold"/>
    </style:style>
    <style:style style:name="P12" style:family="paragraph" style:parent-style-name="Standard">
      <style:text-properties fo:color="#000000" style:font-name="Liberation Sans1" fo:font-size="11pt" fo:font-weight="bold" officeooo:rsid="001a70c8" officeooo:paragraph-rsid="001a70c8" style:font-size-asian="11pt" style:font-weight-asian="bold" style:font-name-complex="Liberation Sans1" style:font-size-complex="11pt" style:font-weight-complex="bold"/>
    </style:style>
    <style:style style:name="P13" style:family="paragraph" style:parent-style-name="Standard">
      <style:text-properties fo:color="#000000" style:font-name="Liberation Sans1" fo:font-size="11pt" fo:font-weight="normal" officeooo:rsid="001a70c8" officeooo:paragraph-rsid="001a70c8" style:font-size-asian="11pt" style:font-weight-asian="normal" style:font-name-complex="Liberation Sans1" style:font-size-complex="11pt" style:font-weight-complex="normal"/>
    </style:style>
    <style:style style:name="P14" style:family="paragraph" style:parent-style-name="Standard">
      <style:text-properties fo:color="#000000" style:font-name="Liberation Sans1" fo:font-size="11pt" fo:font-weight="normal" officeooo:rsid="001b8e92" officeooo:paragraph-rsid="001b8e92" style:font-size-asian="11pt" style:font-weight-asian="normal" style:font-name-complex="Liberation Sans1" style:font-size-complex="11pt" style:font-weight-complex="normal"/>
    </style:style>
    <style:style style:name="P15" style:family="paragraph" style:parent-style-name="Standard">
      <style:text-properties fo:color="#000000" style:font-name="Liberation Sans1" fo:font-size="11pt" fo:font-weight="normal" officeooo:rsid="001b8e92" officeooo:paragraph-rsid="001c8749" style:font-size-asian="11pt" style:font-weight-asian="normal" style:font-name-complex="Liberation Sans1" style:font-size-complex="11pt" style:font-weight-complex="normal"/>
    </style:style>
    <style:style style:name="P16" style:family="paragraph" style:parent-style-name="Standard">
      <style:text-properties fo:color="#000000" style:font-name="Liberation Sans1" fo:font-size="11pt" fo:font-weight="normal" officeooo:rsid="001c940b" officeooo:paragraph-rsid="001c940b" style:font-size-asian="11pt" style:font-weight-asian="normal" style:font-name-complex="Liberation Sans1" style:font-size-complex="11pt" style:font-weight-complex="normal"/>
    </style:style>
    <style:style style:name="P17" style:family="paragraph" style:parent-style-name="Standard">
      <style:text-properties fo:color="#000000" style:font-name="Liberation Sans1" fo:font-size="11pt" fo:font-weight="normal" officeooo:rsid="001c940b" officeooo:paragraph-rsid="001fcf6c" style:font-size-asian="11pt" style:font-weight-asian="normal" style:font-name-complex="Liberation Sans1" style:font-size-complex="11pt" style:font-weight-complex="normal"/>
    </style:style>
    <style:style style:name="P18" style:family="paragraph" style:parent-style-name="Standard">
      <style:paragraph-properties fo:text-align="start" style:justify-single-word="false"/>
      <style:text-properties fo:color="#000000" style:font-name="Segoe UI" fo:font-size="11pt" officeooo:rsid="0013f95b" officeooo:paragraph-rsid="0013f95b" style:font-size-asian="11pt" style:font-name-complex="Liberation Sans1" style:font-size-complex="11pt"/>
    </style:style>
    <style:style style:name="P19" style:family="paragraph" style:parent-style-name="Standard">
      <style:paragraph-properties fo:text-align="start" style:justify-single-word="false"/>
      <style:text-properties fo:color="#000000" style:font-name="Segoe UI" fo:font-size="11pt" officeooo:rsid="0014c589" officeooo:paragraph-rsid="0014c589" style:font-size-asian="11pt" style:font-name-complex="Liberation Sans1" style:font-size-complex="11pt"/>
    </style:style>
    <style:style style:name="P20" style:family="paragraph" style:parent-style-name="Standard">
      <style:paragraph-properties fo:text-align="start" style:justify-single-word="false"/>
      <style:text-properties fo:color="#000000" style:font-name="Segoe UI" fo:font-size="11pt" officeooo:rsid="0017c8e2" officeooo:paragraph-rsid="0017c8e2" style:font-size-asian="11pt" style:font-name-complex="Liberation Sans1" style:font-size-complex="11pt"/>
    </style:style>
    <style:style style:name="P21" style:family="paragraph" style:parent-style-name="Standard">
      <style:paragraph-properties fo:text-align="start" style:justify-single-word="false"/>
      <style:text-properties fo:color="#000000" style:font-name="Segoe UI" fo:font-size="11pt" officeooo:rsid="0018f175" officeooo:paragraph-rsid="0018f175" style:font-size-asian="11pt" style:font-name-complex="Liberation Sans1" style:font-size-complex="11pt"/>
    </style:style>
    <style:style style:name="P22" style:family="paragraph" style:parent-style-name="Standard">
      <style:text-properties style:font-name="Liberation Sans1" fo:font-size="11pt" fo:font-weight="normal" officeooo:paragraph-rsid="0011b17f" style:font-size-asian="11pt" style:font-weight-asian="normal" style:font-name-complex="Liberation Sans1" style:font-weight-complex="normal"/>
    </style:style>
    <style:style style:name="P23" style:family="paragraph" style:parent-style-name="Standard">
      <style:text-properties style:font-name="Liberation Sans1" fo:font-size="11pt" fo:font-weight="bold" officeooo:paragraph-rsid="0011b17f" style:font-size-asian="11pt" style:font-weight-asian="bold" style:font-name-complex="Liberation Sans1" style:font-weight-complex="bold"/>
    </style:style>
    <style:style style:name="P24" style:family="paragraph" style:parent-style-name="Standard">
      <style:text-properties style:font-name="Liberation Sans1" fo:font-size="13pt" fo:font-weight="bold" officeooo:paragraph-rsid="0011b17f" style:font-size-asian="13pt" style:font-weight-asian="bold" style:font-name-complex="Liberation Sans1" style:font-size-complex="13pt" style:font-weight-complex="bold"/>
    </style:style>
    <style:style style:name="P25" style:family="paragraph" style:parent-style-name="Standard">
      <style:text-properties fo:font-size="13pt" fo:font-weight="bold" officeooo:paragraph-rsid="0011b17f" style:font-size-asian="13pt" style:font-weight-asian="bold" style:font-name-complex="Liberation Serif1" style:font-size-complex="13pt" style:font-weight-complex="bold"/>
    </style:style>
    <style:style style:name="P26" style:family="paragraph" style:parent-style-name="Standard">
      <style:paragraph-properties fo:text-align="start" style:justify-single-word="false"/>
      <style:text-properties officeooo:paragraph-rsid="00135442"/>
    </style:style>
    <style:style style:name="P27" style:family="paragraph" style:parent-style-name="Standard">
      <style:paragraph-properties fo:text-align="start" style:justify-single-word="false"/>
      <style:text-properties officeooo:paragraph-rsid="0018f175"/>
    </style:style>
    <style:style style:name="P28" style:family="paragraph" style:parent-style-name="Standard">
      <style:text-properties officeooo:paragraph-rsid="0011b17f"/>
    </style:style>
    <style:style style:name="P29" style:family="paragraph" style:parent-style-name="Standard">
      <style:text-properties officeooo:paragraph-rsid="00135442"/>
    </style:style>
    <style:style style:name="P30" style:family="paragraph" style:parent-style-name="Standard">
      <style:text-properties officeooo:paragraph-rsid="001fcf6c"/>
    </style:style>
    <style:style style:name="P31" style:family="paragraph" style:parent-style-name="Standard">
      <style:text-properties fo:color="#000000" style:font-name="Liberation Sans1" fo:font-size="11pt" fo:font-weight="normal" officeooo:rsid="001c8749" officeooo:paragraph-rsid="001c8749" style:font-size-asian="11pt" style:font-weight-asian="normal" style:font-name-complex="Liberation Sans1" style:font-size-complex="11pt" style:font-weight-complex="normal"/>
    </style:style>
    <style:style style:name="P32" style:family="paragraph" style:parent-style-name="Standard">
      <style:text-properties fo:color="#000000" style:font-name="Segoe UI" fo:font-size="11pt" fo:font-weight="normal" officeooo:rsid="001c940b" officeooo:paragraph-rsid="001c940b" style:font-size-asian="11pt" style:font-weight-asian="normal" style:font-name-complex="Liberation Sans1" style:font-size-complex="11pt" style:font-weight-complex="normal"/>
    </style:style>
    <style:style style:name="T1" style:family="text">
      <style:text-properties fo:color="#000000" style:font-name="Liberation Sans1" fo:font-size="11pt" style:font-size-asian="11pt" style:font-name-complex="Liberation Sans1" style:font-size-complex="11pt"/>
    </style:style>
    <style:style style:name="T2" style:family="text">
      <style:text-properties fo:color="#000000" style:font-name="Liberation Sans1" fo:font-size="11pt" officeooo:rsid="00135442" style:font-size-asian="11pt" style:font-name-complex="Liberation Sans1" style:font-size-complex="11pt"/>
    </style:style>
    <style:style style:name="T3" style:family="text">
      <style:text-properties fo:color="#000000" style:font-name="Segoe UI" fo:font-size="11pt" officeooo:rsid="00135442" style:font-size-asian="11pt" style:font-name-complex="Liberation Sans1" style:font-size-complex="11pt"/>
    </style:style>
    <style:style style:name="T4" style:family="text">
      <style:text-properties style:font-name="Liberation Sans1" fo:font-size="11pt" fo:font-weight="normal" style:font-size-asian="11pt" style:font-weight-asian="normal" style:font-name-complex="Liberation Sans1" style:font-weight-complex="normal"/>
    </style:style>
    <style:style style:name="T5" style:family="text">
      <style:text-properties style:font-name="Liberation Sans1" fo:font-size="11pt" fo:font-weight="normal" style:font-size-asian="11pt" style:font-weight-asian="normal" style:font-name-complex="Liberation Sans1" style:font-weight-complex="normal" loext:padding="0cm" loext:border="none"/>
    </style:style>
    <style:style style:name="T6" style:family="text">
      <style:text-properties style:font-name="Liberation Sans1" fo:font-size="11pt" fo:font-weight="normal" officeooo:rsid="001fcf6c" style:font-size-asian="11pt" style:font-weight-asian="normal" style:font-name-complex="Liberation Sans1" style:font-weight-complex="normal" loext:padding="0cm" loext:border="none"/>
    </style:style>
    <style:style style:name="T7" style:family="text">
      <style:text-properties fo:color="#00599d" style:font-name="Liberation Sans1" fo:font-size="11pt" fo:font-weight="normal" style:font-size-asian="11pt" style:font-weight-asian="normal" style:font-name-complex="Liberation Sans1" style:font-weight-complex="normal"/>
    </style:style>
    <style:style style:name="T8" style:family="text">
      <style:text-properties fo:color="#00599d" style:font-name="Liberation Sans1" fo:font-size="11pt" fo:font-weight="normal" officeooo:rsid="001e6d90" style:font-size-asian="11pt" style:font-weight-asian="normal" style:font-name-complex="Liberation Sans1" style:font-weight-complex="normal"/>
    </style:style>
    <style:style style:name="T9" style:family="text">
      <style:text-properties fo:color="#00599d" officeooo:rsid="001e6d90"/>
    </style:style>
    <style:style style:name="T10" style:family="text">
      <style:text-properties style:font-name="Segoe UI"/>
    </style:style>
    <style:style style:name="T11" style:family="text">
      <style:text-properties style:font-name="Segoe UI" officeooo:rsid="0013f95b"/>
    </style:style>
    <style:style style:name="T12" style:family="text">
      <style:text-properties style:font-name="Segoe UI" officeooo:rsid="00135442"/>
    </style:style>
    <style:style style:name="T13" style:family="text">
      <style:text-properties style:font-name="Segoe UI" officeooo:rsid="0014c589"/>
    </style:style>
    <style:style style:name="T14" style:family="text">
      <style:text-properties style:font-name="Segoe UI" officeooo:rsid="0017c8e2"/>
    </style:style>
    <style:style style:name="T15" style:family="text">
      <style:text-properties style:font-name="Segoe UI" officeooo:rsid="0018f175"/>
    </style:style>
    <style:style style:name="T16" style:family="text">
      <style:text-properties style:font-name="Segoe UI" officeooo:rsid="001a70c8"/>
    </style:style>
    <style:style style:name="T17" style:family="text">
      <style:text-properties officeooo:rsid="0013f95b"/>
    </style:style>
    <style:style style:name="T18" style:family="text">
      <style:text-properties fo:color="#bd7cb5" style:font-name="Segoe UI" fo:font-size="11pt" style:text-underline-style="solid" style:text-underline-width="auto" style:text-underline-color="font-color" fo:font-weight="bold" officeooo:rsid="00135442" style:font-size-asian="11pt" style:font-weight-asian="bold" style:font-name-complex="Liberation Sans1" style:font-size-complex="11pt" style:font-weight-complex="bold"/>
    </style:style>
    <style:style style:name="T19" style:family="text">
      <style:text-properties officeooo:rsid="0018f175"/>
    </style:style>
    <style:style style:name="T20" style:family="text">
      <style:text-properties officeooo:rsid="001a70c8"/>
    </style:style>
    <style:style style:name="T21" style:family="text">
      <style:text-properties officeooo:rsid="001c8749"/>
    </style:style>
    <style:style style:name="T22" style:family="text">
      <style:text-properties loext:padding="0cm" loext:border="none"/>
    </style:style>
    <style:style style:name="T23" style:family="text">
      <style:text-properties officeooo:rsid="001fcf6c" loext:padding="0cm" loext:border="none"/>
    </style:style>
    <style:style style:name="T24" style:family="text">
      <style:text-properties fo:color="#f04e4d"/>
    </style:style>
    <style:style style:name="T25" style:family="text">
      <style:text-properties fo:color="#f04e4d" style:font-name="Segoe UI"/>
    </style:style>
    <style:style style:name="T26" style:family="text">
      <style:text-properties officeooo:rsid="00223c6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trahinja Gligovi<text:span text:style-name="T10">ć</text:span></text:p>
      <text:p text:style-name="P3">Hooloovoo</text:p>
      <text:p text:style-name="P4">Ljutice Bogdana 9 </text:p>
      <text:p text:style-name="P29"><text:span text:style-name="T2">11000 Beograd</text:span><text:span text:style-name="T1"> </text:span></text:p>
      <text:p text:style-name="P28"><text:span text:style-name="T4">E-mail: </text:span><text:span text:style-name="Internet_20_link"><text:span text:style-name="T8">strahinja.gligovic</text:span></text:span><text:span text:style-name="Internet_20_link"><text:span text:style-name="T7">@</text:span></text:span><text:span text:style-name="Internet_20_link"><text:span text:style-name="T8">gmail.com</text:span></text:span></text:p>
      <text:p text:style-name="P30"><text:span text:style-name="T5">Mobilni: </text:span><text:span text:style-name="T6">+381 642657627</text:span> <text:span text:style-name="T24">?????????</text:span></text:p>
      <text:p text:style-name="P22"><text:s/></text:p>
      <text:p text:style-name="P22"/>
      <text:p text:style-name="P23"/>
      <text:p text:style-name="P24">Preporuka za Farkaš Ingrid</text:p>
      <text:p text:style-name="P25"/>
      <text:p text:style-name="P11"/>
      <text:p text:style-name="P13">Dear Sir/Madam,</text:p>
      <text:p text:style-name="P13">I am writing this reference on request of Ingrid Farka<text:span text:style-name="T10">š</text:span>, who is applying for the position of Java Developer.</text:p>
      <text:p text:style-name="P13"/>
      <text:p text:style-name="P14">I taught Ingrid a Web Programming course. Bootstrap, HTML, CSS, JavaScript, jQuery, Node.js and Angular were covered in that course. Based on Ingrid’s assignments, attendance and class participation, I’d rate Ingrid’s academic performance in my class as outsta<text:span text:style-name="T26">n</text:span>ding.</text:p>
      <text:p text:style-name="P14"/>
      <text:p text:style-name="P31">Ingrid has a number of strengths to offer to an employer. She is eager to learn new technologies, has excellent problem solving skills, <text:span text:style-name="T26">hard working</text:span>, creative, self motivated, …</text:p>
      <text:p text:style-name="P15"/>
      <text:p text:style-name="P31">The exercises in the class she did do very independently and at the same time she was always ready to help the other students in this class – I would say that she is a very good team player keen to learn and that she has a very positive and optimistic attitude.</text:p>
      <text:p text:style-name="P15"/>
      <text:p text:style-name="P15"><text:span text:style-name="T21">I would like to emphasize that she enjoyed learning and researching the new material and developing the web sites which students did do for homework and she liked always to do more than expected to find out how to solve problems that weren’t shown in the class. In addition to that in my opinion she possesses the right combination of drive, intelligence, knowledge and personal skills to succeed. <text:s text:c="3"/></text:span><text:s/></text:p>
      <text:p text:style-name="P13"/>
      <text:p text:style-name="P16">In conclusion, I would highly recommend Ingrid <text:span text:style-name="T20">Farka</text:span><text:span text:style-name="T16">š </text:span><text:span text:style-name="T10">for a position of a Java Developer. If her performance in my class is any indication of how she’d perform in the position, Ingrid will be a positive and successful addition to your organization.</text:span></text:p>
      <text:p text:style-name="P32"/>
      <text:p text:style-name="P17"><text:span text:style-name="T10">If you need any additional information, please feel to contact me at </text:span><text:span text:style-name="T23">+381 642657627</text:span><text:span text:style-name="T10"> </text:span><text:span text:style-name="T25">?????????</text:span><text:span text:style-name="T10"> or by email at </text:span><text:span text:style-name="Internet_20_link"><text:span text:style-name="T9">strahinja.gligovic@gmail.com</text:span></text:span></text:p>
      <text:p text:style-name="P32"/>
      <text:p text:style-name="P32">Yours sincerely,</text:p>
      <text:p text:style-name="P32"/>
      <text:p text:style-name="P32"><text:s/></text:p>
      <text:p text:style-name="P32"/>
      <text:p text:style-name="P32">Strahinja Gligović</text:p>
      <text:p text:style-name="P32"/>
      <text:p text:style-name="P16"><text:span text:style-name="T10"><text:s/></text:span><text:s/></text:p>
      <text:p text:style-name="P12"/>
      <text:p text:style-name="P26"><text:span text:style-name="T3">ĆćČčŠšŽžĐđ</text:span><text:span text:style-name="T2"> </text:span><text:span text:style-name="T1">Ov</text:span><text:span text:style-name="T2">u preporuku pi</text:span><text:span text:style-name="T3">šem za Ingrid Farkaš, koja je konkurisala za posao </text:span><text:span text:style-name="T18">Developera</text:span><text:span text:style-name="T1">.</text:span></text:p>
      <text:p text:style-name="P1"/>
      <text:p text:style-name="P5">Ingrid sam predavao Bootstrap, HTML, CSS, JavaScript, jQuery, Node.js <text:span text:style-name="T17">i</text:span> Angular u okviru kursa Veb Programiranje. <text:span text:style-name="T17">Na osnovu Ingridinih zadataka i u</text:span><text:span text:style-name="T10">č</text:span><text:span text:style-name="T11">estvovanja na </text:span><text:span text:style-name="T10">č</text:span><text:span text:style-name="T11">asu, ocenio bih da je Ingridin uspeh na mom </text:span><text:span text:style-name="T10">č</text:span><text:span text:style-name="T11">asu izvanredan.</text:span></text:p>
      <text:p text:style-name="P18"><text:soft-page-break/></text:p>
      <text:p text:style-name="P6"><text:span text:style-name="T10">Hteo bih da naglasim da je u</text:span><text:span text:style-name="T12">ž</text:span><text:span text:style-name="T10">ivala u u</text:span><text:span text:style-name="T12">č</text:span><text:span text:style-name="T10">enju i istra</text:span><text:span text:style-name="T12">ž</text:span><text:span text:style-name="T10">ivanju novog materijala i razvoju veb strana koji su studenti radili kod ku</text:span><text:span text:style-name="T12">ć</text:span><text:span text:style-name="T10">e i uvek se trudila </text:span><text:span text:style-name="T13">da re</text:span><text:span text:style-name="T12">š</text:span><text:span text:style-name="T13">i probleme koje nisam pokazao na </text:span><text:span text:style-name="T12">č</text:span><text:span text:style-name="T13">asu. Pored toga ona poseduje kombinaciju inteligencije, znanja i ljudskih osobina za uspeh. </text:span></text:p>
      <text:p text:style-name="P19"/>
      <text:p text:style-name="P7"><text:span text:style-name="T13">I</text:span><text:span text:style-name="T10">ngrid ima brojne prednosti koje mo</text:span><text:span text:style-name="T12">ž</text:span><text:span text:style-name="T10">e da ponudi kompaniji. Ona je vredna, motivisana, pozitivna, kreativna, ima dobar pristup </text:span><text:span text:style-name="T14">re</text:span><text:span text:style-name="T12">š</text:span><text:span text:style-name="T14">avanju problema, </text:span><text:span text:style-name="T12">ž</text:span><text:span text:style-name="T14">eli da nau</text:span><text:span text:style-name="T12">č</text:span><text:span text:style-name="T14">i nove tehnologije …</text:span></text:p>
      <text:p text:style-name="P20"/>
      <text:p text:style-name="P8"><text:span text:style-name="T10">Ve</text:span><text:span text:style-name="T12">ž</text:span><text:span text:style-name="T10">be na </text:span><text:span text:style-name="T12">č</text:span><text:span text:style-name="T10">asu je radila samostalno, a istovremeno je bila spremna da pomogne drugim studentima u grupi – rekao bih da je veoma dobar deo tima koji uvek </text:span><text:span text:style-name="T12">ž</text:span><text:span text:style-name="T10">eli da nau</text:span><text:span text:style-name="T12">č</text:span><text:span text:style-name="T10">i ne</text:span><text:span text:style-name="T12">š</text:span><text:span text:style-name="T10">to novo i da ima veoma pozitivan i optimisti</text:span><text:span text:style-name="T12">č</text:span><text:span text:style-name="T10">ki stav.</text:span></text:p>
      <text:p text:style-name="P20"/>
      <text:p text:style-name="P8"><text:span text:style-name="T10">Ingrid je pokazala odli</text:span><text:span text:style-name="T12">č</text:span><text:span text:style-name="T10">ne rezultate u studiranju, zatim </text:span><text:span text:style-name="T12">ž</text:span><text:span text:style-name="T10">elju za stru</text:span><text:span text:style-name="T12">č</text:span><text:span text:style-name="T10">nim usavr</text:span><text:span text:style-name="T12">š</text:span><text:span text:style-name="T10">avanjem, te bi njenim prijemom Va</text:span><text:span text:style-name="T12">š</text:span><text:span text:style-name="T10">a kompanija dobila izvanrednog programera.</text:span></text:p>
      <text:p text:style-name="P20"/>
      <text:p text:style-name="P9"><text:span text:style-name="T10">Na kraju, toplo bih preporu</text:span><text:span text:style-name="T12">č</text:span><text:span text:style-name="T15">io Ingrid Farka</text:span><text:span text:style-name="T12">š</text:span><text:span text:style-name="T15"> za posao Developera. Na osnovu rada i zalaganja na mom kursu siguran sam da </text:span><text:span text:style-name="T12">ć</text:span><text:span text:style-name="T15">e Ingrid biti pozitivan i uspe</text:span><text:span text:style-name="T12">š</text:span><text:span text:style-name="T15">an dodatak Va</text:span><text:span text:style-name="T12">š</text:span><text:span text:style-name="T15">oj kompaniji.</text:span></text:p>
      <text:p text:style-name="P21"/>
      <text:p text:style-name="P10"><text:span text:style-name="T10">Ako su Vam potrebne dodatne informacije, slobodne me nazovte ( telefon: (021) 422022 ) ili mi po</text:span><text:span text:style-name="T12">š</text:span><text:span text:style-name="T10">aljite email ( email: </text:span><text:a xlink:type="simple" xlink:href="mailto:strahinja.gligovic@gmail.com" text:style-name="Internet_20_link" text:visited-style-name="Visited_20_Internet_20_Link"><text:span text:style-name="T10">strahinja.gligovic@gmail.com</text:span></text:a><text:span text:style-name="T10"> ).</text:span></text:p>
      <text:p text:style-name="P27"/>
      <text:p text:style-name="P1"/>
      <text:p text:style-name="P2">S poštovanjem,</text:p>
      <text:p text:style-name="P2"><text:span text:style-name="T19">Strahinja Gligo</text:span>vić</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egoe UI" svg:font-family="'Segoe U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05T04:02:26.396000000</meta:creation-date>
    <dc:date>2022-02-03T15:37:54.712000000</dc:date>
    <meta:editing-duration>PT1H8M10S</meta:editing-duration>
    <meta:editing-cycles>12</meta:editing-cycles>
    <meta:generator>LibreOffice/5.4.7.2$Windows_X86_64 LibreOffice_project/c838ef25c16710f8838b1faec480ebba495259d0</meta:generator>
    <meta:document-statistic meta:table-count="0" meta:image-count="0" meta:object-count="0" meta:page-count="2" meta:paragraph-count="30" meta:word-count="528" meta:character-count="3317" meta:non-whitespace-character-count="2802"/>
  </office:meta>
</office:document-meta>
</file>